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2b2b2b"/>
      <style:paragraph-properties fo:background-color="#2b2b2b" fo:padding="0in" fo:border="none"/>
    </style:style>
    <style:style style:name="T1" style:family="text">
      <style:text-properties fo:color="#808080" style:font-name="JetBrains Mono" fo:font-size="10pt" fo:font-style="normal" fo:font-weight="normal" style:font-size-asian="10pt" style:font-style-asian="normal" style:font-weight-asian="normal"/>
    </style:style>
    <style:style style:name="T2" style:family="text">
      <style:text-properties fo:color="#bbb529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fo:color="#b5b6e3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ffc66d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6897bb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908b25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9373a5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5f8c8a" style:font-name="JetBrains Mono" fo:font-size="10pt" fo:font-style="normal" fo:font-weight="normal" style:font-size-asian="10pt" style:font-style-asian="normal" style:font-weight-asian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//</text:span><text:line-break/><text:span text:style-name="T1">// Created by csis on 2/26/21.</text:span><text:line-break/><text:span text:style-name="T1">//</text:span><text:line-break/><text:span text:style-name="T2">#ifndef </text:span><text:span text:style-name="T9">OS_PROJECT_PARTITIONFUNCTIONS_H</text:span><text:line-break/><text:span text:style-name="T2">#define </text:span><text:span text:style-name="T9">OS_PROJECT_PARTITIONFUNCTIONS_H</text:span><text:line-break/><text:line-break/><text:span text:style-name="T2">#include </text:span><text:span text:style-name="T3">"partitionFunctions.h"</text:span><text:line-break/><text:span text:style-name="T2">#include </text:span><text:span text:style-name="T3">"vdiFile.h"</text:span><text:line-break/><text:span text:style-name="T2">#include </text:span><text:span text:style-name="T3">"vdiHeader.h"</text:span><text:line-break/><text:span text:style-name="T2">#include </text:span><text:span text:style-name="T3">"vdiFunctions.h"</text:span><text:line-break/><text:span text:style-name="T2">#include </text:span><text:span text:style-name="T3">"partitionFunctions.h"</text:span><text:line-break/><text:line-break/><text:span text:style-name="T4">struct </text:span><text:span text:style-name="T6">partitionFile * partitionFileOpen(</text:span><text:span text:style-name="T4">struct </text:span><text:span text:style-name="T6">vdiFile *file</text:span><text:span text:style-name="T4">, struct </text:span><text:span text:style-name="T6">partitionEntry)</text:span><text:span text:style-name="T4">;</text:span><text:line-break/><text:span text:style-name="T4">int </text:span><text:span text:style-name="T6">partitionSeek(</text:span><text:span text:style-name="T4">struct </text:span><text:span text:style-name="T6">partitionFile *f</text:span><text:span text:style-name="T4">, int </text:span><text:span text:style-name="T6">offset</text:span><text:span text:style-name="T4">, int </text:span><text:span text:style-name="T6">anchor</text:span><text:span text:style-name="T4">, struct </text:span><text:span text:style-name="T6">partitionEntry partitionInfo[])</text:span><text:span text:style-name="T4">;</text:span><text:line-break/><text:span text:style-name="T4">int </text:span><text:span text:style-name="T6">mbrSeek(</text:span><text:span text:style-name="T4">struct </text:span><text:span text:style-name="T6">vdiFile *f</text:span><text:span text:style-name="T4">, struct </text:span><text:span text:style-name="T6">partitionFile *partition)</text:span><text:span text:style-name="T4">;</text:span><text:line-break/><text:span text:style-name="T4">int </text:span><text:span text:style-name="T6">mbrSeek(</text:span><text:span text:style-name="T4">struct </text:span><text:span text:style-name="T6">vdiFile *f</text:span><text:span text:style-name="T4">, int </text:span><text:span text:style-name="T6">offset</text:span><text:span text:style-name="T4">, int </text:span><text:span text:style-name="T6">anchor)</text:span><text:span text:style-name="T4">;</text:span><text:line-break/><text:span text:style-name="T4">void </text:span><text:span text:style-name="T6">partitionClose(</text:span><text:span text:style-name="T4">struct </text:span><text:span text:style-name="T6">partitionFile *partition)</text:span><text:span text:style-name="T4">;</text:span><text:line-break/><text:line-break/><text:span text:style-name="T1">//void displayPartitionInfo(struct mbrSector mbrData);</text:span><text:line-break/><text:span text:style-name="T1">//void displaySuperBlock(struct vdiFile *f, struct dataBlock data, struct mbrSector mbrData);</text:span><text:line-break/><text:line-break/><text:span text:style-name="T2">#endif </text:span><text:span text:style-name="T1">//OS_PROJECT_PARTITIONFUNCTIONS_H</text:span><text:line-break/></text:p>
      <text:p text:style-name="P1"><text:span text:style-name="T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3T21:23:05.138148976</meta:creation-date>
    <dc:date>2021-05-03T21:26:35.693853540</dc:date>
    <meta:editing-duration>PT3M31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1" meta:word-count="76" meta:character-count="814" meta:non-whitespace-character-count="734"/>
  </office:meta>
</office:document-meta>
</file>